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61">
            <text:p>Erl-11761</text:p>
          </table:table-cell>
          <table:table-cell office:value-type="float" office:value="48.361">
            <text:p>48.361</text:p>
          </table:table-cell>
          <table:table-cell office:value-type="float" office:value="-4.553">
            <text:p>-4.553</text:p>
          </table:table-cell>
          <table:table-cell office:value-type="float" office:value="5575.0">
            <text:p>5575.0</text:p>
          </table:table-cell>
          <table:table-cell office:value-type="float" office:value="109.0">
            <text:p>10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">
            <text:p>-3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StephanGoslin2014,GarciaArtolaEtal2018">
            <text:p>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Gif-711">
            <text:p>Gif-711</text:p>
          </table:table-cell>
          <table:table-cell office:value-type="float" office:value="48.668">
            <text:p>48.668</text:p>
          </table:table-cell>
          <table:table-cell office:value-type="float" office:value="-4.219">
            <text:p>-4.219</text:p>
          </table:table-cell>
          <table:table-cell office:value-type="float" office:value="4153.0">
            <text:p>4153.0</text:p>
          </table:table-cell>
          <table:table-cell office:value-type="float" office:value="154.0">
            <text:p>154.0</text:p>
          </table:table-cell>
          <table:table-cell office:value-type="string" office:value="wood and charred wood">
            <text:p>wood and charred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MorzadecKerfourn1969,GarciaArtolaEtal2018">
            <text:p>MorzadecKerfourn1969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3">
            <text:p>Erl-11753</text:p>
          </table:table-cell>
          <table:table-cell office:value-type="float" office:value="48.288">
            <text:p>48.288</text:p>
          </table:table-cell>
          <table:table-cell office:value-type="float" office:value="-4.239">
            <text:p>-4.239</text:p>
          </table:table-cell>
          <table:table-cell office:value-type="float" office:value="1081.0">
            <text:p>1081.0</text:p>
          </table:table-cell>
          <table:table-cell office:value-type="float" office:value="56.0">
            <text:p>5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7">
            <text:p>Erl-11757</text:p>
          </table:table-cell>
          <table:table-cell office:value-type="float" office:value="48.361">
            <text:p>48.361</text:p>
          </table:table-cell>
          <table:table-cell office:value-type="float" office:value="-4.553">
            <text:p>-4.553</text:p>
          </table:table-cell>
          <table:table-cell office:value-type="float" office:value="3101.0">
            <text:p>3101.0</text:p>
          </table:table-cell>
          <table:table-cell office:value-type="float" office:value="109.0">
            <text:p>10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StephanGoslin2014,GarciaArtolaEtal2018">
            <text:p>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Ly-8870">
            <text:p>Ly-8870</text:p>
          </table:table-cell>
          <table:table-cell office:value-type="float" office:value="48.286">
            <text:p>48.286</text:p>
          </table:table-cell>
          <table:table-cell office:value-type="float" office:value="-4.338">
            <text:p>-4.338</text:p>
          </table:table-cell>
          <table:table-cell office:value-type="float" office:value="950.0">
            <text:p>95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StephanLaforge2013,StephanGoslin2014,GarciaArtolaEtal2018">
            <text:p>StephanLaforge2013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Ly-8871">
            <text:p>Ly-8871</text:p>
          </table:table-cell>
          <table:table-cell office:value-type="float" office:value="48.286">
            <text:p>48.286</text:p>
          </table:table-cell>
          <table:table-cell office:value-type="float" office:value="-4.338">
            <text:p>-4.338</text:p>
          </table:table-cell>
          <table:table-cell office:value-type="float" office:value="1075.0">
            <text:p>1075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StephanLaforge2013,StephanGoslin2014,GarciaArtolaEtal2018">
            <text:p>StephanLaforge2013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Nerizelec">
            <text:p>Nerizelec</text:p>
          </table:table-cell>
          <table:table-cell office:value-type="float" office:value="47.924">
            <text:p>47.924</text:p>
          </table:table-cell>
          <table:table-cell office:value-type="float" office:value="-4.383">
            <text:p>-4.383</text:p>
          </table:table-cell>
          <table:table-cell office:value-type="float" office:value="2420.0">
            <text:p>2420.0</text:p>
          </table:table-cell>
          <table:table-cell office:value-type="float" office:value="128.0">
            <text:p>12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Regnauld1999,StephanGoslin2014,GarciaArtolaEtal2018">
            <text:p>Regnauld1999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2">
            <text:p>Erl-11752</text:p>
          </table:table-cell>
          <table:table-cell office:value-type="float" office:value="48.288">
            <text:p>48.288</text:p>
          </table:table-cell>
          <table:table-cell office:value-type="float" office:value="-4.239">
            <text:p>-4.239</text:p>
          </table:table-cell>
          <table:table-cell office:value-type="float" office:value="2716.0">
            <text:p>2716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1">
            <text:p>Erl-11751</text:p>
          </table:table-cell>
          <table:table-cell office:value-type="float" office:value="48.288">
            <text:p>48.288</text:p>
          </table:table-cell>
          <table:table-cell office:value-type="float" office:value="-4.239">
            <text:p>-4.239</text:p>
          </table:table-cell>
          <table:table-cell office:value-type="float" office:value="2340.0">
            <text:p>2340.0</text:p>
          </table:table-cell>
          <table:table-cell office:value-type="float" office:value="54.0">
            <text:p>5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8">
            <text:p>Erl-11758</text:p>
          </table:table-cell>
          <table:table-cell office:value-type="float" office:value="48.361">
            <text:p>48.361</text:p>
          </table:table-cell>
          <table:table-cell office:value-type="float" office:value="-4.553">
            <text:p>-4.553</text:p>
          </table:table-cell>
          <table:table-cell office:value-type="float" office:value="3597.0">
            <text:p>3597.0</text:p>
          </table:table-cell>
          <table:table-cell office:value-type="float" office:value="109.0">
            <text:p>10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StephanGoslin2014,GarciaArtolaEtal2018">
            <text:p>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6">
            <text:p>Erl-10686</text:p>
          </table:table-cell>
          <table:table-cell office:value-type="float" office:value="48.308">
            <text:p>48.308</text:p>
          </table:table-cell>
          <table:table-cell office:value-type="float" office:value="-4.258">
            <text:p>-4.258</text:p>
          </table:table-cell>
          <table:table-cell office:value-type="float" office:value="5450.0">
            <text:p>5450.0</text:p>
          </table:table-cell>
          <table:table-cell office:value-type="float" office:value="70.0">
            <text:p>7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Poz-42851">
            <text:p>Poz-42851</text:p>
          </table:table-cell>
          <table:table-cell office:value-type="float" office:value="47.864">
            <text:p>47.864</text:p>
          </table:table-cell>
          <table:table-cell office:value-type="float" office:value="-4.131">
            <text:p>-4.131</text:p>
          </table:table-cell>
          <table:table-cell office:value-type="float" office:value="5990.0">
            <text:p>5990.0</text:p>
          </table:table-cell>
          <table:table-cell office:value-type="float" office:value="108.0">
            <text:p>10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4">
            <text:p>Erl-10684</text:p>
          </table:table-cell>
          <table:table-cell office:value-type="float" office:value="48.308">
            <text:p>48.308</text:p>
          </table:table-cell>
          <table:table-cell office:value-type="float" office:value="-4.258">
            <text:p>-4.258</text:p>
          </table:table-cell>
          <table:table-cell office:value-type="float" office:value="4230.0">
            <text:p>4230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Poz-42854">
            <text:p>Poz-42854</text:p>
          </table:table-cell>
          <table:table-cell office:value-type="float" office:value="47.865">
            <text:p>47.865</text:p>
          </table:table-cell>
          <table:table-cell office:value-type="float" office:value="-4.127">
            <text:p>-4.127</text:p>
          </table:table-cell>
          <table:table-cell office:value-type="float" office:value="4800.0">
            <text:p>4800.0</text:p>
          </table:table-cell>
          <table:table-cell office:value-type="float" office:value="108.0">
            <text:p>108.0</text:p>
          </table:table-cell>
          <table:table-cell office:value-type="string" office:value="black peat">
            <text:p>blac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Poz-42861">
            <text:p>Poz-42861</text:p>
          </table:table-cell>
          <table:table-cell office:value-type="float" office:value="48.355">
            <text:p>48.355</text:p>
          </table:table-cell>
          <table:table-cell office:value-type="float" office:value="-4.68">
            <text:p>-4.68</text:p>
          </table:table-cell>
          <table:table-cell office:value-type="float" office:value="6150.0">
            <text:p>6150.0</text:p>
          </table:table-cell>
          <table:table-cell office:value-type="float" office:value="108.0">
            <text:p>10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">
            <text:p>-3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Poz-45390">
            <text:p>Poz-45390</text:p>
          </table:table-cell>
          <table:table-cell office:value-type="float" office:value="47.791">
            <text:p>47.791</text:p>
          </table:table-cell>
          <table:table-cell office:value-type="float" office:value="-4.262">
            <text:p>-4.262</text:p>
          </table:table-cell>
          <table:table-cell office:value-type="float" office:value="4340.0">
            <text:p>4340.0</text:p>
          </table:table-cell>
          <table:table-cell office:value-type="float" office:value="40.0">
            <text:p>40.0</text:p>
          </table:table-cell>
          <table:table-cell office:value-type="string" office:value="silty mud (roots remains)">
            <text:p>silty mud (roots remains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3,GoslinEtal2015,StephanGoslin2014,GarciaArtolaEtal2018">
            <text:p>GoslinEtal2013,GoslinEtal2015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Gif-714">
            <text:p>Gif-714</text:p>
          </table:table-cell>
          <table:table-cell office:value-type="float" office:value="48.425">
            <text:p>48.425</text:p>
          </table:table-cell>
          <table:table-cell office:value-type="float" office:value="-4.789">
            <text:p>-4.789</text:p>
          </table:table-cell>
          <table:table-cell office:value-type="float" office:value="3693.0">
            <text:p>3693.0</text:p>
          </table:table-cell>
          <table:table-cell office:value-type="float" office:value="165.0">
            <text:p>1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MorzadecKerfourn1969,GarciaArtolaEtal2018">
            <text:p>MorzadecKerfourn1969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Gif-766">
            <text:p>Gif-766</text:p>
          </table:table-cell>
          <table:table-cell office:value-type="float" office:value="48.574">
            <text:p>48.574</text:p>
          </table:table-cell>
          <table:table-cell office:value-type="float" office:value="-4.696">
            <text:p>-4.696</text:p>
          </table:table-cell>
          <table:table-cell office:value-type="float" office:value="5803.0">
            <text:p>5803.0</text:p>
          </table:table-cell>
          <table:table-cell office:value-type="float" office:value="191.0">
            <text:p>19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MorzadecKerfourn1969,GarciaArtolaEtal2018">
            <text:p>MorzadecKerfourn1969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SacA-26811">
            <text:p>SacA-26811</text:p>
          </table:table-cell>
          <table:table-cell office:value-type="float" office:value="48.355">
            <text:p>48.355</text:p>
          </table:table-cell>
          <table:table-cell office:value-type="float" office:value="-4.68">
            <text:p>-4.68</text:p>
          </table:table-cell>
          <table:table-cell office:value-type="float" office:value="6015.0">
            <text:p>6015.0</text:p>
          </table:table-cell>
          <table:table-cell office:value-type="float" office:value="50.0">
            <text:p>50.0</text:p>
          </table:table-cell>
          <table:table-cell office:value-type="string" office:value="peat (plant remains)">
            <text:p>peat (plant remains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3,GoslinEtal2015,StephanGoslin2014,GarciaArtolaEtal2018">
            <text:p>GoslinEtal2013,GoslinEtal2015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Gif-816">
            <text:p>Gif-816</text:p>
          </table:table-cell>
          <table:table-cell office:value-type="float" office:value="48.518">
            <text:p>48.518</text:p>
          </table:table-cell>
          <table:table-cell office:value-type="float" office:value="-4.767">
            <text:p>-4.767</text:p>
          </table:table-cell>
          <table:table-cell office:value-type="float" office:value="4003.0">
            <text:p>4003.0</text:p>
          </table:table-cell>
          <table:table-cell office:value-type="float" office:value="172.0">
            <text:p>17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orzadecKerfourn1969,GarciaArtolaEtal2018">
            <text:p>MorzadecKerfourn1969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3">
            <text:p>Erl-10683</text:p>
          </table:table-cell>
          <table:table-cell office:value-type="float" office:value="48.308">
            <text:p>48.308</text:p>
          </table:table-cell>
          <table:table-cell office:value-type="float" office:value="-4.258">
            <text:p>-4.258</text:p>
          </table:table-cell>
          <table:table-cell office:value-type="float" office:value="3690.0">
            <text:p>3690.0</text:p>
          </table:table-cell>
          <table:table-cell office:value-type="float" office:value="70.0">
            <text:p>7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5">
            <text:p>Erl-10685</text:p>
          </table:table-cell>
          <table:table-cell office:value-type="float" office:value="48.308">
            <text:p>48.308</text:p>
          </table:table-cell>
          <table:table-cell office:value-type="float" office:value="-4.258">
            <text:p>-4.258</text:p>
          </table:table-cell>
          <table:table-cell office:value-type="float" office:value="4440.0">
            <text:p>4440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1">
            <text:p>Erl-10681</text:p>
          </table:table-cell>
          <table:table-cell office:value-type="float" office:value="48.347">
            <text:p>48.347</text:p>
          </table:table-cell>
          <table:table-cell office:value-type="float" office:value="-4.383">
            <text:p>-4.383</text:p>
          </table:table-cell>
          <table:table-cell office:value-type="float" office:value="4775.0">
            <text:p>4775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2">
            <text:p>Erl-10682</text:p>
          </table:table-cell>
          <table:table-cell office:value-type="float" office:value="48.308">
            <text:p>48.308</text:p>
          </table:table-cell>
          <table:table-cell office:value-type="float" office:value="-4.258">
            <text:p>-4.258</text:p>
          </table:table-cell>
          <table:table-cell office:value-type="float" office:value="940.0">
            <text:p>940.0</text:p>
          </table:table-cell>
          <table:table-cell office:value-type="float" office:value="56.0">
            <text:p>56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80">
            <text:p>Erl-10680</text:p>
          </table:table-cell>
          <table:table-cell office:value-type="float" office:value="48.347">
            <text:p>48.347</text:p>
          </table:table-cell>
          <table:table-cell office:value-type="float" office:value="-4.383">
            <text:p>-4.383</text:p>
          </table:table-cell>
          <table:table-cell office:value-type="float" office:value="4640.0">
            <text:p>4640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79">
            <text:p>Erl-10679</text:p>
          </table:table-cell>
          <table:table-cell office:value-type="float" office:value="48.347">
            <text:p>48.347</text:p>
          </table:table-cell>
          <table:table-cell office:value-type="float" office:value="-4.383">
            <text:p>-4.383</text:p>
          </table:table-cell>
          <table:table-cell office:value-type="float" office:value="4280.0">
            <text:p>4280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0678">
            <text:p>Erl-10678</text:p>
          </table:table-cell>
          <table:table-cell office:value-type="float" office:value="48.347">
            <text:p>48.347</text:p>
          </table:table-cell>
          <table:table-cell office:value-type="float" office:value="-4.383">
            <text:p>-4.383</text:p>
          </table:table-cell>
          <table:table-cell office:value-type="float" office:value="3500.0">
            <text:p>3500.0</text:p>
          </table:table-cell>
          <table:table-cell office:value-type="float" office:value="60.0">
            <text:p>6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458">
            <text:p>UBA-15458</text:p>
          </table:table-cell>
          <table:table-cell office:value-type="float" office:value="48.604">
            <text:p>48.604</text:p>
          </table:table-cell>
          <table:table-cell office:value-type="float" office:value="-4.62">
            <text:p>-4.62</text:p>
          </table:table-cell>
          <table:table-cell office:value-type="float" office:value="6001.0">
            <text:p>6001.0</text:p>
          </table:table-cell>
          <table:table-cell office:value-type="float" office:value="104.0">
            <text:p>104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">
            <text:p>-7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GoslinEtal2013,GoslinEtal2015,StephanGoslin2014,GarciaArtolaEtal2018">
            <text:p>GoslinEtal2013,GoslinEtal2015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459">
            <text:p>UBA-15459</text:p>
          </table:table-cell>
          <table:table-cell office:value-type="float" office:value="48.637">
            <text:p>48.637</text:p>
          </table:table-cell>
          <table:table-cell office:value-type="float" office:value="-4.4">
            <text:p>-4.4</text:p>
          </table:table-cell>
          <table:table-cell office:value-type="float" office:value="4054.0">
            <text:p>4054.0</text:p>
          </table:table-cell>
          <table:table-cell office:value-type="float" office:value="32.0">
            <text:p>32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460">
            <text:p>UBA-15460</text:p>
          </table:table-cell>
          <table:table-cell office:value-type="float" office:value="48.64">
            <text:p>48.64</text:p>
          </table:table-cell>
          <table:table-cell office:value-type="float" office:value="-4.45">
            <text:p>-4.45</text:p>
          </table:table-cell>
          <table:table-cell office:value-type="float" office:value="6033.0">
            <text:p>6033.0</text:p>
          </table:table-cell>
          <table:table-cell office:value-type="float" office:value="104.0">
            <text:p>104.0</text:p>
          </table:table-cell>
          <table:table-cell office:value-type="string" office:value="brackish peat">
            <text:p>brackish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GoslinEtal2013,GoslinEtal2015,StephanGoslin2014,GarciaArtolaEtal2018">
            <text:p>GoslinEtal2013,GoslinEtal2015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461">
            <text:p>UBA-15461</text:p>
          </table:table-cell>
          <table:table-cell office:value-type="float" office:value="48.638">
            <text:p>48.638</text:p>
          </table:table-cell>
          <table:table-cell office:value-type="float" office:value="-4.45">
            <text:p>-4.45</text:p>
          </table:table-cell>
          <table:table-cell office:value-type="float" office:value="4309.0">
            <text:p>4309.0</text:p>
          </table:table-cell>
          <table:table-cell office:value-type="float" office:value="107.0">
            <text:p>107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GoslinEtal2013,StephanGoslin2014,GarciaArtolaEtal2018">
            <text:p>GoslinEtal2013,StephanGoslin2014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681">
            <text:p>UBA-15681</text:p>
          </table:table-cell>
          <table:table-cell office:value-type="float" office:value="48.637">
            <text:p>48.637</text:p>
          </table:table-cell>
          <table:table-cell office:value-type="float" office:value="-4.4">
            <text:p>-4.4</text:p>
          </table:table-cell>
          <table:table-cell office:value-type="float" office:value="431.0">
            <text:p>431.0</text:p>
          </table:table-cell>
          <table:table-cell office:value-type="float" office:value="28.0">
            <text:p>28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UBA-15686">
            <text:p>UBA-15686</text:p>
          </table:table-cell>
          <table:table-cell office:value-type="float" office:value="48.637">
            <text:p>48.637</text:p>
          </table:table-cell>
          <table:table-cell office:value-type="float" office:value="-4.4">
            <text:p>-4.4</text:p>
          </table:table-cell>
          <table:table-cell office:value-type="float" office:value="5563.0">
            <text:p>5563.0</text:p>
          </table:table-cell>
          <table:table-cell office:value-type="float" office:value="31.0">
            <text:p>31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49">
            <text:p>Erl-11749</text:p>
          </table:table-cell>
          <table:table-cell office:value-type="float" office:value="48.288">
            <text:p>48.288</text:p>
          </table:table-cell>
          <table:table-cell office:value-type="float" office:value="-4.239">
            <text:p>-4.239</text:p>
          </table:table-cell>
          <table:table-cell office:value-type="float" office:value="436.0">
            <text:p>436.0</text:p>
          </table:table-cell>
          <table:table-cell office:value-type="float" office:value="55.0">
            <text:p>55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  <table:table-row>
          <table:table-cell office:value-type="string" office:value="West_Brittany">
            <text:p>West_Brittany</text:p>
          </table:table-cell>
          <table:table-cell office:value-type="string" office:value="radiocarbon">
            <text:p>radiocarbon</text:p>
          </table:table-cell>
          <table:table-cell office:value-type="string" office:value="Erl-11750">
            <text:p>Erl-11750</text:p>
          </table:table-cell>
          <table:table-cell office:value-type="float" office:value="48.288">
            <text:p>48.288</text:p>
          </table:table-cell>
          <table:table-cell office:value-type="float" office:value="-4.239">
            <text:p>-4.239</text:p>
          </table:table-cell>
          <table:table-cell office:value-type="float" office:value="1686.0">
            <text:p>1686.0</text:p>
          </table:table-cell>
          <table:table-cell office:value-type="float" office:value="56.0">
            <text:p>56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ephanEtal2015,GarciaArtolaEtal2018">
            <text:p>StephanEtal2015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